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34122" officeooo:paragraph-rsid="0043412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d531a" officeooo:paragraph-rsid="00250e9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e0c82" officeooo:paragraph-rsid="003e0c8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ebe8" officeooo:paragraph-rsid="0047ebe8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5f8e7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5f8e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weight="bold" officeooo:rsid="00558e96" officeooo:paragraph-rsid="0047ebe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45f8e7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04b15" officeooo:paragraph-rsid="00250e94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58e96" officeooo:paragraph-rsid="0047ebe8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e0c82" officeooo:paragraph-rsid="003e0c82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47ebe8" officeooo:paragraph-rsid="0047ebe8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558e96" officeooo:paragraph-rsid="0047ebe8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officeooo:rsid="003fab28" officeooo:paragraph-rsid="0047ebe8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7ebe8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officeooo:rsid="0041952e" officeooo:paragraph-rsid="0047ebe8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1" officeooo:rsid="00558e96" officeooo:paragraph-rsid="0047ebe8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1" officeooo:rsid="004d6e7f" officeooo:paragraph-rsid="004d6e7f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1" fo:font-weight="bold" officeooo:rsid="004d6e7f" officeooo:paragraph-rsid="004d6e7f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250e94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4ba68d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47ebe8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7ebe8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4b0f16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47ebe8"/>
    </style:style>
    <style:style style:name="P29" style:family="paragraph" style:parent-style-name="Standard" style:list-style-name="L5">
      <style:paragraph-properties fo:text-align="start" style:justify-single-word="false"/>
      <style:text-properties officeooo:paragraph-rsid="003e0c82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47ebe8" officeooo:paragraph-rsid="0047ebe8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DejaVu Sans Condensed" fo:font-style="normal" style:text-underline-style="none" fo:font-weight="normal" officeooo:paragraph-rsid="0047ebe8" style:font-style-asian="normal" style:font-weight-asian="normal" style:font-name-complex="DejaVu Sans Condensed2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3f0e35" officeooo:paragraph-rsid="003f0e35"/>
    </style:style>
    <style:style style:name="T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ed442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00aef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728b9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04b15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c6ecc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3272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440cf2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434122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481823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880f0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d255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558e96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4ba68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204b15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ab497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e0c82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f0e35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434122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47ebe8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558e96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481823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4880f0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4ba68d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style="normal" style:text-underline-style="none" fo:font-weight="normal" officeooo:rsid="00434122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28" style:family="text">
      <style:text-properties style:font-name="DejaVu Sans Condensed1" fo:font-size="12pt" fo:font-style="normal" style:text-underline-style="none" fo:font-weight="normal" officeooo:rsid="00558e9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29" style:family="text">
      <style:text-properties style:font-name="DejaVu Sans Condensed1" fo:font-size="12pt" fo:font-style="normal" style:text-underline-style="none" fo:font-weight="normal" officeooo:rsid="0049b04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0" style:family="text">
      <style:text-properties style:font-name="DejaVu Sans Condensed1" fo:font-size="12pt" fo:font-style="normal" style:text-underline-style="none" fo:font-weight="normal" officeooo:rsid="004b0f1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1" style:family="text">
      <style:text-properties style:font-name="DejaVu Sans Condensed1" officeooo:rsid="00558e96"/>
    </style:style>
    <style:style style:name="T32" style:family="text">
      <style:text-properties style:font-name="DejaVu Sans Condensed1" fo:font-weight="bold" officeooo:rsid="00558e96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d531a" style:font-weight-asian="bold" style:font-weight-complex="bold"/>
    </style:style>
    <style:style style:name="T35" style:family="text">
      <style:text-properties fo:font-weight="bold" officeooo:rsid="003fab28" style:font-weight-asian="bold" style:font-weight-complex="bold"/>
    </style:style>
    <style:style style:name="T36" style:family="text">
      <style:text-properties fo:font-weight="bold" officeooo:rsid="004d6e7f" style:font-weight-asian="bold" style:font-weight-complex="bold"/>
    </style:style>
    <style:style style:name="T37" style:family="text">
      <style:text-properties officeooo:rsid="002b7f83"/>
    </style:style>
    <style:style style:name="T38" style:family="text">
      <style:text-properties officeooo:rsid="003f0e35"/>
    </style:style>
    <style:style style:name="T39" style:family="text">
      <style:text-properties officeooo:rsid="0035db3e"/>
    </style:style>
    <style:style style:name="T40" style:family="text">
      <style:text-properties officeooo:rsid="00558e96"/>
    </style:style>
    <style:style style:name="T41" style:family="text">
      <style:text-properties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558e96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41952e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fab28" style:font-size-asian="12pt" style:font-weight-asian="normal" style:font-size-complex="12pt" style:font-weight-complex="normal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3fab28" style:font-size-asian="12pt" style:font-weight-asian="bold" style:font-size-complex="12pt" style:font-weight-complex="bold"/>
    </style:style>
    <style:style style:name="T47" style:family="text">
      <style:text-properties officeooo:rsid="003fab28"/>
    </style:style>
    <style:style style:name="T48" style:family="text">
      <style:text-properties officeooo:rsid="0041952e"/>
    </style:style>
    <style:style style:name="T49" style:family="text">
      <style:text-properties officeooo:rsid="004ba68d"/>
    </style:style>
    <style:style style:name="T50" style:family="text">
      <style:text-properties officeooo:rsid="004d6e7f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4d6e7f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8">1<text:span text:style-name="T39">xx</text:span> - Controls</text:p>
          </table:table-cell>
          <table:table-cell table:style-name="Table1.A1" office:value-type="string">
            <text:p text:style-name="P9">2xx - Ground</text:p>
          </table:table-cell>
          <table:table-cell table:style-name="Table1.A1" office:value-type="string">
            <text:p text:style-name="P9">3xx - Flight</text:p>
          </table:table-cell>
          <table:table-cell table:style-name="Table1.D1" office:value-type="string">
            <text:p text:style-name="P9">4xx - A2A</text:p>
          </table:table-cell>
          <table:table-cell table:style-name="Table1.A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1"><text:span text:style-name="T5">4</text:span><text:span text:style-name="T8">0</text:span><text:span text:style-name="T5">1</text:span><text:span text:style-name="T4"> - </text:span><text:span text:style-name="T2">A/</text:span><text:span text:style-name="T3">A - </text:span><text:span text:style-name="T7">Radar Modes</text:span></text:p>
      <text:p text:style-name="P4"/>
      <text:p text:style-name="P1"><text:span text:style-name="T33">Master Mode</text:span> ... <text:span text:style-name="T33">A/</text:span><text:span text:style-name="T34">A</text:span></text:p>
      <text:p text:style-name="P2"/>
      <text:p text:style-name="P5">Radar Modes</text:p>
      <text:list text:style-name="L1">
        <text:list-item>
          <text:p text:style-name="P12">There are two main radar modes: <text:span text:style-name="T33">CRM</text:span> and <text:span text:style-name="T33">ACM</text:span>. <text:s/><text:span text:style-name="T37">Current mode is </text:span>shown top row left of radar MFD.</text:p>
        </text:list-item>
        <text:list-item>
          <text:p text:style-name="P12"><text:span text:style-name="T33">CRM submodes</text:span> include all your BVR radar modes like RWS, TWS, <text:span text:style-name="T50">VSR, </text:span>SAM (Situational Awareness Mode), as well as A/G modes.</text:p>
        </text:list-item>
        <text:list-item>
          <text:p text:style-name="P12"><text:span text:style-name="T33">ACM submodes</text:span> include all your WVR radar modes with automatic locking like Boresight, Vertical, HUD, and Slew.</text:p>
        </text:list-item>
        <text:list-item>
          <text:p text:style-name="P23"><text:span text:style-name="T6">To switch between CRM and ACM</text:span><text:span text:style-name="T17"> either press the </text:span><text:span text:style-name="T6">CRM</text:span><text:span text:style-name="T17">/</text:span><text:span text:style-name="T6">ACM</text:span><text:span text:style-name="T17"> </text:span><text:span text:style-name="T18">OSB</text:span><text:span text:style-name="T17"> on the MFD and then the </text:span><text:span text:style-name="T22">OSB</text:span><text:span text:style-name="T17"> for the mode you want, or press the </text:span><text:span text:style-name="T6">DGFT</text:span><text:span text:style-name="T17"> switch (</text:span><text:span text:style-name="T6">Pinky Switch up</text:span><text:span text:style-name="T17">) to enter </text:span><text:span text:style-name="T6">ACM</text:span><text:span text:style-name="T17"> mode.</text:span></text:p>
        </text:list-item>
        <text:list-item>
          <text:p text:style-name="P30"><text:span text:style-name="T17">I</text:span><text:span text:style-name="T16">n </text:span><text:span text:style-name="T1">CRM</text:span><text:span text:style-name="T16">, switch between </text:span><text:span text:style-name="T1">RWS</text:span><text:span text:style-name="T16"> and </text:span><text:span text:style-name="T1">TWS</text:span><text:span text:style-name="T16"> with </text:span><text:span text:style-name="T13">TMS Right Long</text:span><text:span text:style-name="T16">.</text:span></text:p>
        </text:list-item>
        <text:list-item>
          <text:p text:style-name="P24"><text:span text:style-name="T17">T</text:span><text:span text:style-name="T21">o </text:span><text:span text:style-name="T10">IFF interrogate</text:span><text:span text:style-name="T21"> all targets on the radar screen, press </text:span><text:span text:style-name="T10">TMS left </text:span><text:span text:style-name="T9">short</text:span><text:span text:style-name="T21"> (</text:span><text:span text:style-name="T10">Gray Reset Hat left </text:span><text:span text:style-name="T9">short</text:span><text:span text:style-name="T21">); </text:span><text:span text:style-name="T26">or </text:span><text:span text:style-name="T10">TMS left </text:span><text:span text:style-name="T9">long</text:span><text:span text:style-name="T21"> (</text:span><text:span text:style-name="T10">Gray Reset Hat left </text:span><text:span text:style-name="T9">long</text:span><text:span text:style-name="T26"> for </text:span><text:span text:style-name="T21">only the target under the cursor</text:span><text:span text:style-name="T26">.</text:span></text:p>
        </text:list-item>
        <text:list-item>
          <text:p text:style-name="P24"><text:span text:style-name="T15">TMS left long</text:span><text:span text:style-name="T26"> also does </text:span><text:span text:style-name="T15">NCTR</text:span><text:span text:style-name="T26">. <text:s/>Must be in STT, within 25 nmi, target nose or tail within 30 deg az and el of your nose. <text:s/>NCTR ID appears at top center of radar display.</text:span></text:p>
        </text:list-item>
      </text:list>
      <text:p text:style-name="P3"/>
      <text:p text:style-name="P7">CRM mode (RWS<text:span text:style-name="T50">, </text:span>TWS<text:span text:style-name="T50">, and VSR</text:span>)</text:p>
      <text:list xml:id="list1498206407" text:style-name="L2">
        <text:list-item>
          <text:p text:style-name="P15">RWS mode:</text:p>
          <text:list>
            <text:list-item>
              <text:p text:style-name="P13">Set <text:span text:style-name="T33">SOI</text:span> to <text:span text:style-name="T33">FCR page</text:span> (<text:span text:style-name="T33">Dish Hat down</text:span> to toggle SOI between the MFDs).</text:p>
            </text:list-item>
            <text:list-item>
              <text:p text:style-name="P25"><text:span text:style-name="T14">TMS up</text:span><text:span text:style-name="T23"> on a target will progress in this order:</text:span></text:p>
              <text:list>
                <text:list-item>
                  <text:p text:style-name="P13"><text:span text:style-name="T33">Search</text:span> Target (no lock) (small solid box)</text:p>
                </text:list-item>
                <text:list-item>
                  <text:p text:style-name="P13"><text:span text:style-name="T33">SAM</text:span> (Situational Awareness Mode) with Bugged target (large hollow box with circle around it)</text:p>
                </text:list-item>
                <text:list-item>
                  <text:p text:style-name="P13">either <text:span text:style-name="T33">STT</text:span> (Single Target Track) if <text:span text:style-name="T33">TMS up</text:span> on the same target again (same as Bugged target)</text:p>
                </text:list-item>
                <text:list-item>
                  <text:p text:style-name="P13">or <text:span text:style-name="T33">DTT</text:span> (Dual Target Track) if <text:span text:style-name="T33">TMS up</text:span> on a different target (one Bugged target and one without the circle, which is the secondary target); press <text:span text:style-name="T33">TMS Right Short</text:span> to toggle primary/secondary.</text:p>
                </text:list-item>
              </text:list>
            </text:list-item>
            <text:list-item>
              <text:p text:style-name="P13"><text:span text:style-name="T33">TMS down</text:span> reverses the order, eventually unlocking the target.</text:p>
            </text:list-item>
            <text:list-item>
              <text:p text:style-name="P13">Missiles can be launched in SAM, DTT, or STT. <text:s/>They will be launched at the current Bugged target.</text:p>
            </text:list-item>
            <text:list-item>
              <text:p text:style-name="P13">STT triggers an RWR warning for the enemy, other modes do not.</text:p>
            </text:list-item>
          </text:list>
        </text:list-item>
        <text:list-item>
          <text:p text:style-name="P16">TWS mode:</text:p>
          <text:list>
            <text:list-item>
              <text:p text:style-name="P17"><text:span text:style-name="T42">Targets </text:span><text:span text:style-name="T41">progress </text:span><text:span text:style-name="T42">in this order</text:span><text:span text:style-name="T43">:</text:span></text:p>
              <text:list>
                <text:list-item>
                  <text:p text:style-name="P17"><text:span text:style-name="T45">Search Target</text:span><text:span text:style-name="T41"> (small solid box)</text:span></text:p>
                </text:list-item>
                <text:list-item>
                  <text:p text:style-name="P17"><text:span text:style-name="T45">Track Target</text:span><text:span text:style-name="T41"> (large solid box)</text:span></text:p>
                </text:list-item>
                <text:list-item>
                  <text:p text:style-name="P17"><text:span text:style-name="T45">System Target</text:span><text:span text:style-name="T41"> (large hollow box)</text:span></text:p>
                </text:list-item>
                <text:list-item>
                  <text:p text:style-name="P17"><text:span text:style-name="T45">Bugged Target</text:span><text:span text:style-name="T41"> (large hollow box with circle around it, only one of these allowed)</text:span></text:p>
                </text:list-item>
              </text:list>
            </text:list-item>
            <text:list-item>
              <text:p text:style-name="P18"><text:span text:style-name="T35">Search Targets</text:span><text:span text:style-name="T47"> become </text:span><text:span text:style-name="T35">Track Targets</text:span><text:span text:style-name="T47"> automatically </text:span><text:span text:style-name="T48">after detection on two consecutive</text:span><text:span text:style-name="T47"> radar sweeps.</text:span></text:p>
            </text:list-item>
            <text:list-item>
              <text:p text:style-name="P18"><text:span text:style-name="T44">If there are no </text:span><text:span text:style-name="T46">System Targets</text:span><text:span text:style-name="T44"> or </text:span><text:span text:style-name="T46">Bugged Targets</text:span><text:span text:style-name="T44">, press </text:span><text:span text:style-name="T46">TMS Right Short</text:span><text:span text:style-name="T44"> to turn </text:span><text:span text:style-name="T46">all contacts</text:span><text:span text:style-name="T44"> into </text:span><text:span text:style-name="T46">System Targets</text:span><text:span text:style-name="T44">. <text:s/></text:span><text:span text:style-name="T43">Or p</text:span><text:span text:style-name="T44">ress </text:span><text:span text:style-name="T46">TMS Up</text:span><text:span text:style-name="T44"> to turn only </text:span><text:span text:style-name="T46">one target</text:span><text:span text:style-name="T44"> into a </text:span><text:span text:style-name="T46">System Target</text:span><text:span text:style-name="T44">.</text:span></text:p>
            </text:list-item>
            <text:list-item>
              <text:p text:style-name="P17"><text:span text:style-name="T41">Press </text:span><text:span text:style-name="T45">TMS Up</text:span><text:span text:style-name="T41"> on a </text:span><text:span text:style-name="T45">System Target</text:span><text:span text:style-name="T41"> to make it the </text:span><text:span text:style-name="T45">Bugged Target</text:span><text:span text:style-name="T41">, or press </text:span><text:span text:style-name="T45">TMS Right Short</text:span><text:span text:style-name="T41"> to cycle the </text:span><text:span text:style-name="T45">Bugged Target</text:span><text:span text:style-name="T41"> through all the </text:span><text:span text:style-name="T45">System Targets</text:span><text:span text:style-name="T41"> </text:span><text:span text:style-name="T43">in turn</text:span><text:span text:style-name="T41">.</text:span></text:p>
            </text:list-item>
            <text:list-item>
              <text:p text:style-name="P19"><text:span text:style-name="T41">Press </text:span><text:span text:style-name="T45">TMS Up</text:span><text:span text:style-name="T41"> on the </text:span><text:span text:style-name="T45">Bugged Target</text:span><text:span text:style-name="T41"> to transition to </text:span><text:span text:style-name="T45">STT lock</text:span><text:span text:style-name="T41">.</text:span></text:p>
            </text:list-item>
            <text:list-item>
              <text:p text:style-name="P19">Press <text:span text:style-name="T33">TMS Down</text:span> to downgrade targets in turn<text:span text:style-name="T50">:</text:span> <text:span text:style-name="T33">Bugged</text:span><text:span text:style-name="T52"> -&gt;</text:span><text:span text:style-name="T51"> </text:span><text:span text:style-name="T33">System</text:span><text:span text:style-name="T52"> -&gt;</text:span><text:span text:style-name="T51"> </text:span><text:span text:style-name="T33">Track</text:span><text:span text:style-name="T52"> -&gt;</text:span><text:span text:style-name="T51"> </text:span><text:span text:style-name="T33">Search</text:span> Targets.</text:p>
            </text:list-item>
            <text:list-item>
              <text:p text:style-name="P20">To fire multiple AMRAAMs<text:span text:style-name="T49">:</text:span> Bug a target, fire, <text:span text:style-name="T33">TMS Right Short</text:span> to Bug next target, fire, repeat.</text:p>
            </text:list-item>
          </text:list>
        </text:list-item>
        <text:list-item>
          <text:p text:style-name="P22">VSR (Velocity Search while Ranging):</text:p>
          <text:list>
            <text:list-item>
              <text:p text:style-name="P21">Press T2 OSB when in CRM mode to toggle?? or cycle?? mode.</text:p>
            </text:list-item>
            <text:list-item>
              <text:p text:style-name="P21">Only shows "hot" aspect targets (coming toward you).</text:p>
            </text:list-item>
            <text:list-item>
              <text:p text:style-name="P21">Only supports STT locking mode, not SAM.</text:p>
            </text:list-item>
          </text:list>
        </text:list-item>
      </text:list>
      <text:p text:style-name="P10"/>
      <text:p text:style-name="P10">ACM mode (auto acquisition):</text:p>
      <text:list xml:id="list3004351347" text:style-name="L3">
        <text:list-item>
          <text:p text:style-name="P26"><text:span text:style-name="T31">To select ACM mode, press </text:span><text:span text:style-name="T32">CRM</text:span><text:span text:style-name="T31"> OSB (T1), then </text:span><text:span text:style-name="T32">ACM</text:span><text:span text:style-name="T31"> OSB (L2) (or enter </text:span><text:span text:style-name="T32">DGFT</text:span><text:span text:style-name="T31"> Override Mode, see other page).</text:span></text:p>
        </text:list-item>
        <text:list-item>
          <text:p text:style-name="P26"><text:span text:style-name="T23">U</text:span><text:span text:style-name="T24">se </text:span><text:span text:style-name="T11">TMS hat</text:span><text:span text:style-name="T24"> to change</text:span><text:span text:style-name="T23"> search mode</text:span><text:span text:style-name="T25"> (</text:span><text:span text:style-name="T12">only when SOI on FCR page</text:span><text:span text:style-name="T25">)</text:span><text:span text:style-name="T24">:</text:span></text:p>
        </text:list-item>
      </text:list>
      <text:list text:style-name="L4">
        <text:list-item>
          <text:list>
            <text:list-item>
              <text:p text:style-name="P31">U: Boresight scan<text:span text:style-name="T40"> </text:span>(or HMCS), 20 nmi</text:p>
            </text:list-item>
            <text:list-item>
              <text:p text:style-name="P31">D: If no target locked, Vertical scan; if target locked, Target Reject and radar off (NO RAD)</text:p>
            </text:list-item>
            <text:list-item>
              <text:p text:style-name="P31">R: HUD scan</text:p>
            </text:list-item>
            <text:list-item>
              <text:p text:style-name="P28"><text:span text:style-name="T27">L: </text:span><text:span text:style-name="T28">Slew scan 20 high x 60 deg wide, 10 nmi, stabilized to horizon. <text:s/>Slew search area with TDC.</text:span></text:p>
            </text:list-item>
          </text:list>
        </text:list-item>
      </text:list>
      <text:list xml:id="list83304545171153" text:continue-list="list3004351347" text:style-name="L3">
        <text:list-item>
          <text:p text:style-name="P27"><text:span text:style-name="T30">O</text:span><text:span text:style-name="T28">r </text:span><text:span text:style-name="T29">FCR page </text:span><text:span text:style-name="T28">T2 OSB to cycle modes</text:span><text:span text:style-name="T30">: BORE, 20 (HUD scan), 60 (vertical scan), SLEW</text:span></text:p>
        </text:list-item>
      </text:list>
      <text:p text:style-name="P6"/>
      <text:p text:style-name="P6">Radar controls <text:span text:style-name="T38">and symbology</text:span></text:p>
      <text:list text:style-name="L5">
        <text:list-item>
          <text:p text:style-name="P14"><text:span text:style-name="T38">Top row of </text:span>FCR page shows radar mode (e.g. CRM RWS,<text:span text:style-name="T50"> CRM VSR,</text:span> CRM TWS, or ACM BORE), <text:span text:style-name="T38">NORM/EXP for normal view or expanded (zoomed) view, OVRD for radar silence, CNTL for more radar settings.</text:span></text:p>
        </text:list-item>
        <text:list-item>
          <text:p text:style-name="P14">Left side shows selected range, azimuth ("A3" = +/-30 deg off nose, or 60 deg total), and bars.</text:p>
        </text:list-item>
        <text:list-item>
          <text:p text:style-name="P14">Bottom left shows ownship location relative to bullseye. <text:s/>Number inside circle is range in nmi to bulls, number below circle is bearing to bulls.</text:p>
        </text:list-item>
        <text:list-item>
          <text:p text:style-name="P29"><text:span text:style-name="T19">Datalink contacts can be filtered with Comms Hat inboard/outboard?? <text:s/>Current datalink contacts shows above SWAP in bottom row </text:span><text:span text:style-name="T20">left</text:span><text:span text:style-name="T19"> (ALL, FTR+, TGTS, NONE).</text:span></text:p>
        </text:list-item>
        <text:list-item>
          <text:p text:style-name="P32"><text:span text:style-name="T19">N</text:span><text:span text:style-name="T16">umber under radar contacts is contact altitude in thousands of f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06T08:33:03.411000000</dc:date>
    <meta:editing-duration>PT8H17M28S</meta:editing-duration>
    <meta:editing-cycles>5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7" meta:word-count="791" meta:character-count="4134" meta:non-whitespace-character-count="3437"/>
  </office:meta>
</office:document-meta>
</file>